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Log" style:family="table">
      <style:table-properties style:width="16.999cm" table:align="margins"/>
    </style:style>
    <style:style style:name="Log.A" style:family="table-column">
      <style:table-column-properties style:column-width="5.666cm" style:rel-column-width="21845*"/>
    </style:style>
    <style:style style:name="Log.A1" style:family="table-cell">
      <style:table-cell-properties fo:padding="0.097cm" fo:border-left="0.002cm solid #000000" fo:border-right="none" fo:border-top="0.002cm solid #000000" fo:border-bottom="0.002cm solid #000000"/>
    </style:style>
    <style:style style:name="Log.C1" style:family="table-cell">
      <style:table-cell-properties fo:padding="0.097cm" fo:border="0.002cm solid #000000"/>
    </style:style>
    <style:style style:name="Log.A2" style:family="table-cell">
      <style:table-cell-properties fo:padding="0.097cm" fo:border-left="0.002cm solid #000000" fo:border-right="none" fo:border-top="none" fo:border-bottom="0.002cm solid #000000"/>
    </style:style>
    <style:style style:name="Log.C2" style:family="table-cell">
      <style:table-cell-properties fo:padding="0.097cm" fo:border-left="0.002cm solid #000000" fo:border-right="0.002cm solid #000000" fo:border-top="none" fo:border-bottom="0.002cm solid #000000"/>
    </style:style>
    <style:style style:name="Log.A12" style:family="table-cell" style:data-style-name="N37">
      <style:table-cell-properties fo:padding="0.097cm" fo:border-left="0.002cm solid #000000" fo:border-right="none" fo:border-top="none" fo:border-bottom="0.002cm solid #000000"/>
    </style:style>
    <style:style style:name="P1" style:family="paragraph" style:parent-style-name="Standard">
      <style:text-properties style:font-name="Trebuchet MS" fo:font-size="14pt" style:font-size-asian="14pt" style:font-size-complex="14pt"/>
    </style:style>
    <style:style style:name="P2" style:family="paragraph" style:parent-style-name="Standard">
      <style:paragraph-properties fo:text-align="center" style:justify-single-word="false"/>
      <style:text-properties style:font-name="Trebuchet MS" fo:font-size="14pt" fo:language="en" fo:country="GB" fo:font-weight="bold"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start" style:justify-single-word="false"/>
      <style:text-properties style:font-name="Trebuchet MS" fo:font-size="14pt" fo:language="en" fo:country="GB" fo:font-weight="normal" style:font-size-asian="14pt" style:language-asian="zxx" style:country-asian="none" style:font-weight-asian="normal" style:font-size-complex="14pt" style:language-complex="zxx" style:country-complex="none" style:font-weight-complex="normal"/>
    </style:style>
    <style:style style:name="P4"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5" style:family="paragraph" style:parent-style-name="Table_20_Contents">
      <style:paragraph-properties fo:text-align="center"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7"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8"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P9" style:family="paragraph" style:parent-style-name="Table_20_Contents">
      <style:paragraph-properties fo:text-align="center" style:justify-single-word="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able_20_Contents">
      <style:paragraph-properties fo:text-align="center" style:justify-single-word="false"/>
      <style:text-properties style:font-name="Trebuchet MS" fo:font-size="12pt" fo:language="en" fo:country="GB" style:font-size-asian="12pt" style:language-asian="zxx" style:country-asian="none" style:font-size-complex="12pt" style:language-complex="zxx" style:country-complex="none"/>
    </style:style>
    <style:style style:name="P11" style:family="paragraph" style:parent-style-name="Table_20_Contents">
      <style:paragraph-properties fo:text-align="start" style:justify-single-word="false"/>
      <style:text-properties style:font-name="Trebuchet MS" fo:font-size="10pt" fo:language="en" fo:country="GB" style:font-size-asian="10pt" style:language-asian="zxx" style:country-asian="none" style:font-size-complex="10pt" style:language-complex="zxx" style:country-complex="non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weight="normal" style:font-weight-asian="normal"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Honours Project Work Log</text:p>
      <text:p text:style-name="P2"/>
      <text:p text:style-name="P4"/>
      <text:p text:style-name="P2"/>
      <table:table table:name="Log" table:style-name="Log">
        <table:table-column table:style-name="Log.A" table:number-columns-repeated="3"/>
        <table:table-row>
          <table:table-cell table:style-name="Log.A1" office:value-type="string">
            <text:p text:style-name="P5">Date</text:p>
          </table:table-cell>
          <table:table-cell table:style-name="Log.A1" office:value-type="string">
            <text:p text:style-name="P5">Description</text:p>
          </table:table-cell>
          <table:table-cell table:style-name="Log.C1" office:value-type="string">
            <text:p text:style-name="P5">Time Taken</text:p>
          </table:table-cell>
        </table:table-row>
        <table:table-row>
          <table:table-cell table:style-name="Log.A2" office:value-type="string">
            <text:p text:style-name="P6"/>
            <text:p text:style-name="P6"><text:span text:style-name="T1">WEEK 1 - </text:span>17/09/12</text:p>
          </table:table-cell>
          <table:table-cell table:style-name="Log.A2" office:value-type="string">
            <text:p text:style-name="P8">Thought about outcomes of project, both required and optional. Also created Log document. First meeting is tomorrow at 10am</text:p>
          </table:table-cell>
          <table:table-cell table:style-name="Log.C2" office:value-type="string">
            <text:p text:style-name="P6"/>
            <text:p text:style-name="P6">30 minutes</text:p>
          </table:table-cell>
        </table:table-row>
        <table:table-row>
          <table:table-cell table:style-name="Log.A2" office:value-type="string">
            <text:p text:style-name="P6"/>
            <text:p text:style-name="P6"/>
            <text:p text:style-name="P6">18/09/12</text:p>
          </table:table-cell>
          <table:table-cell table:style-name="Log.A2" office:value-type="string">
            <text:p text:style-name="P8">Had meeting with Stephen Gilmore. Discussed both his ideas and mine. Was instructed to study how actors learn their lines and implement this research into the play for good marks.</text:p>
          </table:table-cell>
          <table:table-cell table:style-name="Log.C2" office:value-type="string">
            <text:p text:style-name="P6"/>
            <text:p text:style-name="P6"/>
            <text:p text:style-name="P6">30 minutes</text:p>
          </table:table-cell>
        </table:table-row>
        <table:table-row>
          <table:table-cell table:style-name="Log.A2" office:value-type="string">
            <text:p text:style-name="P6"/>
            <text:p text:style-name="P6"/>
            <text:p text:style-name="P6"/>
            <text:p text:style-name="P6">19/09/11</text:p>
          </table:table-cell>
          <table:table-cell table:style-name="Log.A2" office:value-type="string">
            <text:p text:style-name="P8">Looked for articles/books on stage acting. Had difficulty. Will continue to search and ask Stephen for assistance.</text:p>
            <text:p text:style-name="P8"/>
            <text:p text:style-name="P8">Sketched some initial designs for both the Home screen and Options screen.</text:p>
          </table:table-cell>
          <table:table-cell table:style-name="Log.C2" office:value-type="string">
            <text:p text:style-name="P6"/>
            <text:p text:style-name="P6"/>
            <text:p text:style-name="P6"/>
            <text:p text:style-name="P6">2 hours</text:p>
          </table:table-cell>
        </table:table-row>
        <table:table-row>
          <table:table-cell table:style-name="Log.A2" office:value-type="string">
            <text:p text:style-name="P6"/>
            <text:p text:style-name="P6">20/09/12</text:p>
          </table:table-cell>
          <table:table-cell table:style-name="Log.A2" office:value-type="string">
            <text:p text:style-name="P8">Sketched some more designs, specifically for “Stats” and "Main" screens.</text:p>
          </table:table-cell>
          <table:table-cell table:style-name="Log.C2" office:value-type="string">
            <text:p text:style-name="P6"/>
            <text:p text:style-name="P6">1 hr 30 minutes</text:p>
          </table:table-cell>
        </table:table-row>
        <table:table-row>
          <table:table-cell table:style-name="Log.A2" office:value-type="string">
            <text:p text:style-name="P6"/>
            <text:p text:style-name="P6"><text:span text:style-name="T1">WEEK 2 - </text:span>24/09/12</text:p>
          </table:table-cell>
          <table:table-cell table:style-name="Log.A2" office:value-type="string">
            <text:p text:style-name="P8">Familiarised myself with the Android development kit and looked into using GitHub for version control. </text:p>
          </table:table-cell>
          <table:table-cell table:style-name="Log.C2" office:value-type="string">
            <text:p text:style-name="P6"/>
            <text:p text:style-name="P6">1 hr</text:p>
          </table:table-cell>
        </table:table-row>
        <table:table-row>
          <table:table-cell table:style-name="Log.A2" office:value-type="string">
            <text:p text:style-name="P6"/>
            <text:p text:style-name="P6">25/09/12</text:p>
          </table:table-cell>
          <table:table-cell table:style-name="Log.A2" office:value-type="string">
            <text:p text:style-name="P8">Set up a GitHub repository, created the eclipse project (SDK level 2.3.3) and also created “Home” screen design using Microsoft Paint.</text:p>
          </table:table-cell>
          <table:table-cell table:style-name="Log.C2" office:value-type="string">
            <text:p text:style-name="P6"/>
            <text:p text:style-name="P6">2 hours</text:p>
          </table:table-cell>
        </table:table-row>
        <table:table-row>
          <table:table-cell table:style-name="Log.A2" office:value-type="string">
            <text:p text:style-name="P6"/>
            <text:p text:style-name="P6">26/09/12</text:p>
          </table:table-cell>
          <table:table-cell table:style-name="Log.A2" office:value-type="string">
            <text:p text:style-name="P8">Created two more designs on MS Paint for “Options” Screen and “Stats” Screen.</text:p>
          </table:table-cell>
          <table:table-cell table:style-name="Log.C2" office:value-type="string">
            <text:p text:style-name="P6"/>
            <text:p text:style-name="P6">2 hours</text:p>
          </table:table-cell>
        </table:table-row>
        <table:table-row>
          <table:table-cell table:style-name="Log.A2" office:value-type="string">
            <text:p text:style-name="P6"/>
            <text:p text:style-name="P6">27/09/12</text:p>
          </table:table-cell>
          <table:table-cell table:style-name="Log.A2" office:value-type="string">
            <text:p text:style-name="P8">Created “Main” Screen design</text:p>
            <text:p text:style-name="P8"/>
            <text:p text:style-name="P8">Programmed Home Screen with limited functionality</text:p>
          </table:table-cell>
          <table:table-cell table:style-name="Log.C2" office:value-type="string">
            <text:p text:style-name="P6"/>
            <text:p text:style-name="P6">3 hours</text:p>
          </table:table-cell>
        </table:table-row>
        <table:table-row>
          <table:table-cell table:style-name="Log.A2" office:value-type="string">
            <text:p text:style-name="P6"/>
            <text:p text:style-name="P6"/>
            <text:p text:style-name="P6">28/09/12</text:p>
          </table:table-cell>
          <table:table-cell table:style-name="Log.A2" office:value-type="string">
            <text:p text:style-name="P8">Partly created Options Screen and completed Home Screen.</text:p>
            <text:p text:style-name="P8"/>
            <text:p text:style-name="P8">To increase flexibility for user, I added a page select as well as act <text:s/>select. 1 page = 1 A4 sheet.</text:p>
          </table:table-cell>
          <table:table-cell table:style-name="Log.C2" office:value-type="string">
            <text:p text:style-name="P6"/>
            <text:p text:style-name="P6"/>
            <text:p text:style-name="P6">3 hours</text:p>
          </table:table-cell>
        </table:table-row>
        <table:table-row>
          <table:table-cell table:style-name="Log.A2" office:value-type="string">
            <text:p text:style-name="P6"/>
            <text:p text:style-name="P6">29/09/12</text:p>
          </table:table-cell>
          <table:table-cell table:style-name="Log.A2" office:value-type="string">
            <text:p text:style-name="P8">Made progress on Options Screen. Page select now updates based on Act select. Configurations added as well with helpful popups to guide user.</text:p>
          </table:table-cell>
          <table:table-cell table:style-name="Log.C2" office:value-type="string">
            <text:p text:style-name="P6"/>
            <text:p text:style-name="P6">3 hours</text:p>
          </table:table-cell>
        </table:table-row>
        <text:soft-page-break/>
        <table:table-row>
          <table:table-cell table:style-name="Log.A12" office:value-type="date" office:date-value="2012-09-30">
            <text:p text:style-name="P6">30/09/12</text:p>
          </table:table-cell>
          <table:table-cell table:style-name="Log.A2" office:value-type="string">
            <text:p text:style-name="P8">Stats Screen created with limited functionality</text:p>
          </table:table-cell>
          <table:table-cell table:style-name="Log.C2" office:value-type="string">
            <text:p text:style-name="P6">2 hours</text:p>
          </table:table-cell>
        </table:table-row>
        <table:table-row>
          <table:table-cell table:style-name="Log.A2" office:value-type="string">
            <text:p text:style-name="P6"/>
            <text:p text:style-name="P6"/>
            <text:p text:style-name="P6"><text:span text:style-name="T1">WEEK 3 -</text:span> 02/10/12</text:p>
          </table:table-cell>
          <table:table-cell table:style-name="Log.A2" office:value-type="string">
            <text:p text:style-name="P8">Made some changes based on advice from meeting.</text:p>
            <text:p text:style-name="P8"/>
            <text:p text:style-name="P8">Also started development of Main Screen</text:p>
          </table:table-cell>
          <table:table-cell table:style-name="Log.C2" office:value-type="string">
            <text:p text:style-name="P6"/>
            <text:p text:style-name="P6"/>
            <text:p text:style-name="P6">4 hours</text:p>
          </table:table-cell>
        </table:table-row>
        <table:table-row>
          <table:table-cell table:style-name="Log.A2" office:value-type="string">
            <text:p text:style-name="P6"/>
            <text:p text:style-name="P6">03/10/12</text:p>
          </table:table-cell>
          <table:table-cell table:style-name="Log.A2" office:value-type="string">
            <text:p text:style-name="P8">Project is ready for 1<text:span text:style-name="T2">st</text:span> group meeting (Main Screen implemented)</text:p>
            <text:p text:style-name="P8"/>
            <text:p text:style-name="P8">Presentation Slides nearly finished</text:p>
          </table:table-cell>
          <table:table-cell table:style-name="Log.C2" office:value-type="string">
            <text:p text:style-name="P6"/>
            <text:p text:style-name="P6">3 hours</text:p>
          </table:table-cell>
        </table:table-row>
        <table:table-row>
          <table:table-cell table:style-name="Log.A2" office:value-type="string">
            <text:p text:style-name="P6"><text:span text:style-name="T1">WEEK 4 - </text:span>08/10/12</text:p>
          </table:table-cell>
          <table:table-cell table:style-name="Log.A2" office:value-type="string">
            <text:p text:style-name="P8">Presentation finished and rough draft of Project Schedule completed</text:p>
          </table:table-cell>
          <table:table-cell table:style-name="Log.C2" office:value-type="string">
            <text:p text:style-name="P6">1 hour</text:p>
          </table:table-cell>
        </table:table-row>
        <table:table-row>
          <table:table-cell table:style-name="Log.A2" office:value-type="string">
            <text:p text:style-name="P5"/>
            <text:p text:style-name="P6"><text:span text:style-name="T1">WEEK 5</text:span> <text:span text:style-name="T1">–</text:span> 15/10/12</text:p>
          </table:table-cell>
          <table:table-cell table:style-name="Log.A2" office:value-type="string">
            <text:p text:style-name="P8">Work done for Database. We now extract character name and the line being delivered successfully</text:p>
          </table:table-cell>
          <table:table-cell table:style-name="Log.C2" office:value-type="string">
            <text:p text:style-name="P6"/>
            <text:p text:style-name="P6">4 hours</text:p>
          </table:table-cell>
        </table:table-row>
        <table:table-row>
          <table:table-cell table:style-name="Log.A2" office:value-type="string">
            <text:p text:style-name="P7"/>
            <text:p text:style-name="P7">18/10/12</text:p>
          </table:table-cell>
          <table:table-cell table:style-name="Log.A2" office:value-type="string">
            <text:p text:style-name="P8">All data is extracted from file and entered into database. Currently there is a bug. Problem is with looking for database in wrong directory I think?</text:p>
          </table:table-cell>
          <table:table-cell table:style-name="Log.C2" office:value-type="string">
            <text:p text:style-name="P6"/>
            <text:p text:style-name="P6">5 hours</text:p>
          </table:table-cell>
        </table:table-row>
        <table:table-row>
          <table:table-cell table:style-name="Log.A2" office:value-type="string">
            <text:p text:style-name="P7"><text:span text:style-name="T1">WEEK 6 - </text:span>29/10/12</text:p>
          </table:table-cell>
          <table:table-cell table:style-name="Log.A2" office:value-type="string">
            <text:p text:style-name="P8">Questionnaire completed that will get some feedback on my designs from relevant users.</text:p>
          </table:table-cell>
          <table:table-cell table:style-name="Log.C2" office:value-type="string">
            <text:p text:style-name="P6">2 hours</text:p>
          </table:table-cell>
        </table:table-row>
        <table:table-row>
          <table:table-cell table:style-name="Log.A2" office:value-type="string">
            <text:p text:style-name="P5"/>
            <text:p text:style-name="P5"/>
            <text:p text:style-name="P5"/>
            <text:p text:style-name="P5"/>
            <text:p text:style-name="P5">WEEK 7 – <text:span text:style-name="T3">02/11/12</text:span></text:p>
          </table:table-cell>
          <table:table-cell table:style-name="Log.A2" office:value-type="string">
            <text:p text:style-name="P8">Database is populated correctly. There are some minor bugs that shouldn't be much of a problem. Also the design of the main activity has been updated to look more like a script. Next I need to implement the filtering feature. Also look to simplify scrolling (maybe a quick scroll feature like the alphabet when searching through phone contacts?).</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04/11/12</text:p>
          </table:table-cell>
          <table:table-cell table:style-name="Log.A2" office:value-type="string">
            <text:p text:style-name="P8">Database can now filter pages based on user's selection. Look into swiping the screen to change page</text:p>
          </table:table-cell>
          <table:table-cell table:style-name="Log.C2" office:value-type="string">
            <text:p text:style-name="P6"/>
            <text:p text:style-name="P6">3 hours</text:p>
          </table:table-cell>
        </table:table-row>
        <table:table-row>
          <table:table-cell table:style-name="Log.A2" office:value-type="string">
            <text:p text:style-name="P5"/>
            <text:p text:style-name="P5"/>
            <text:p text:style-name="P5"/>
            <text:p text:style-name="P5"/>
            <text:p text:style-name="P7"><text:span text:style-name="T1">WEEK 8 - </text:span>08/11/12</text:p>
          </table:table-cell>
          <table:table-cell table:style-name="Log.A2" office:value-type="string">
            <text:p text:style-name="P8">OptionsActivity has been revamped to now include a Spinner to switch between “NORMAL” and “REHEARSAL” mode. Also the Help buttons are now correctly populated. Finally all the Spinners are now dynamically populated.</text:p>
            <text:p text:style-name="P8"/>
            <text:p text:style-name="P8">The “Own Lines” feature has been implemented, but is still a little buggy.</text:p>
          </table:table-cell>
          <table:table-cell table:style-name="Log.C2" office:value-type="string">
            <text:p text:style-name="P6"/>
            <text:p text:style-name="P6"/>
            <text:p text:style-name="P6"/>
            <text:p text:style-name="P6"/>
            <text:p text:style-name="P6">7 hours</text:p>
          </table:table-cell>
        </table:table-row>
        <table:table-row>
          <table:table-cell table:style-name="Log.A2" office:value-type="string">
            <text:p text:style-name="P7">09/11/12</text:p>
          </table:table-cell>
          <table:table-cell table:style-name="Log.A2" office:value-type="string">
            <text:p text:style-name="P8">Several minor bugs fixed</text:p>
          </table:table-cell>
          <table:table-cell table:style-name="Log.C2" office:value-type="string">
            <text:p text:style-name="P6">2 hours</text:p>
          </table:table-cell>
        </table:table-row>
        <table:table-row>
          <table:table-cell table:style-name="Log.A2" office:value-type="string">
            <text:p text:style-name="P7"/>
            <text:p text:style-name="P7"/>
            <text:p text:style-name="P7"><text:soft-page-break/></text:p>
            <text:p text:style-name="P7">10/11/12</text:p>
          </table:table-cell>
          <table:table-cell table:style-name="Log.A2" office:value-type="string">
            <text:p text:style-name="P8"/>
            <text:p text:style-name="P8"/>
            <text:p text:style-name="P8"><text:soft-page-break/>Statistics spinners now populated dynamically as well. When you move from MainActivity to StatsActivity, current Act and Page number is passed through</text:p>
          </table:table-cell>
          <table:table-cell table:style-name="Log.C2" office:value-type="string">
            <text:p text:style-name="P6"/>
            <text:p text:style-name="P6"/>
            <text:p text:style-name="P6"><text:soft-page-break/></text:p>
            <text:p text:style-name="P6">3 hours</text:p>
          </table:table-cell>
        </table:table-row>
        <table:table-row>
          <table:table-cell table:style-name="Log.A2" office:value-type="string">
            <text:p text:style-name="P5"/>
            <text:p text:style-name="P5">WEEK 9 – <text:span text:style-name="T3">12/11/12</text:span></text:p>
          </table:table-cell>
          <table:table-cell table:style-name="Log.A2" office:value-type="string">
            <text:p text:style-name="P8">Available acts and pages are filtered based on character selection</text:p>
          </table:table-cell>
          <table:table-cell table:style-name="Log.C2" office:value-type="string">
            <text:p text:style-name="P6"/>
            <text:p text:style-name="P6">3 hours</text:p>
          </table:table-cell>
        </table:table-row>
        <table:table-row>
          <table:table-cell table:style-name="Log.A2" office:value-type="string">
            <text:p text:style-name="P7"/>
            <text:p text:style-name="P7"/>
            <text:p text:style-name="P7"/>
            <text:p text:style-name="P7"/>
            <text:p text:style-name="P7"/>
            <text:p text:style-name="P7">17/11/12</text:p>
          </table:table-cell>
          <table:table-cell table:style-name="Log.A2" office:value-type="string">
            <text:p text:style-name="P8">Rehearsal mode is now implemented! Had to refactor the way we populate the list a little. Now we create an ArrayList of lines(Class containing character and line) as we iterate through the Cursor. I know use a custom adapter class to populate the list with the Lines data. This also means the rest of the features (prompt, stage, etc.) should now be easy to implement.</text:p>
          </table:table-cell>
          <table:table-cell table:style-name="Log.C2" office:value-type="string">
            <text:p text:style-name="P6"/>
            <text:p text:style-name="P6"/>
            <text:p text:style-name="P6"/>
            <text:p text:style-name="P6"/>
            <text:p text:style-name="P6"/>
            <text:p text:style-name="P6">6 hours</text:p>
          </table:table-cell>
        </table:table-row>
        <table:table-row>
          <table:table-cell table:style-name="Log.A2" office:value-type="string">
            <text:p text:style-name="P7"/>
            <text:p text:style-name="P7"/>
            <text:p text:style-name="P7">18/11/12</text:p>
          </table:table-cell>
          <table:table-cell table:style-name="Log.A2" office:value-type="string">
            <text:p text:style-name="P8">Configuration for toggling stage directions now works. Either check if the “character” name is “STAGE.” Otherwise, break line into characters and delete those that appear in between '[' and ']'.</text:p>
          </table:table-cell>
          <table:table-cell table:style-name="Log.C2" office:value-type="string">
            <text:p text:style-name="P6"/>
            <text:p text:style-name="P6"/>
            <text:p text:style-name="P6">2 hours 30 minutes</text:p>
          </table:table-cell>
        </table:table-row>
        <table:table-row>
          <table:table-cell table:style-name="Log.A2" office:value-type="string">
            <text:p text:style-name="P5">WEEK 10 – <text:span text:style-name="T3">23/11/12</text:span></text:p>
          </table:table-cell>
          <table:table-cell table:style-name="Log.A2" office:value-type="string">
            <text:p text:style-name="P8">Prompt feature now implemented</text:p>
          </table:table-cell>
          <table:table-cell table:style-name="Log.C2" office:value-type="string">
            <text:p text:style-name="P6">1 hour 30 minutes</text:p>
          </table:table-cell>
        </table:table-row>
        <table:table-row>
          <table:table-cell table:style-name="Log.A2" office:value-type="string">
            <text:p text:style-name="P5"/>
            <text:p text:style-name="P5"/>
            <text:p text:style-name="P5"/>
            <text:p text:style-name="P5"/>
            <text:p text:style-name="P5">WEEK 12 – <text:span text:style-name="T3">05/12/12</text:span></text:p>
          </table:table-cell>
          <table:table-cell table:style-name="Log.A2" office:value-type="string">
            <text:p text:style-name="P8">Fixed a bug on prompt feature. Stage directions were revealed even if the user had them toggled off. Also some progress made on performance notes. A dialog is displayed with the title set to the current page and line as default. Note can be saved to a database but much more work has to be done.</text:p>
          </table:table-cell>
          <table:table-cell table:style-name="Log.C2" office:value-type="string">
            <text:p text:style-name="P6"/>
            <text:p text:style-name="P6"/>
            <text:p text:style-name="P6"/>
            <text:p text:style-name="P6"/>
            <text:p text:style-name="P6">3 hours</text:p>
          </table:table-cell>
        </table:table-row>
        <table:table-row>
          <table:table-cell table:style-name="Log.A2" office:value-type="string">
            <text:p text:style-name="P7"/>
            <text:p text:style-name="P7"/>
            <text:p text:style-name="P7"/>
            <text:p text:style-name="P7">06/12/12</text:p>
          </table:table-cell>
          <table:table-cell table:style-name="Log.A2" office:value-type="string">
            <text:p text:style-name="P8">Now when user saves a note, the play database is updated and an icon is displayed which shows which lines have notes attached to them. User can view their list of notes, edit them and delete them. Still very buggy and much more work needs to be done.</text:p>
          </table:table-cell>
          <table:table-cell table:style-name="Log.C2" office:value-type="string">
            <text:p text:style-name="P6"/>
            <text:p text:style-name="P6"/>
            <text:p text:style-name="P6"/>
            <text:p text:style-name="P6">6 hours</text:p>
          </table:table-cell>
        </table:table-row>
        <table:table-row>
          <table:table-cell table:style-name="Log.A2" office:value-type="string">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07/12/12</text:p>
          </table:table-cell>
          <table:table-cell table:style-name="Log.A2"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Lot of refactoring done today. Now we only access one adapter for each database that is created and opened when we start the app. Closing is handled when we exit the app.</text:p>
            <text:p text:style-name="P8">Checking if the database exists now also works (still has minor problems but fixable).</text:p>
            <text:p text:style-name="P8">Finally Performance notes can be viewed, deleted, edited and checked (textfileds contain text). However it will not work when there aren't exactly 23 lines per page (i.e. stage directions filtered or display own line). Think I have a fix for this which I'll do tomorrow.</text:p>
          </table:table-cell>
          <table:table-cell table:style-name="Log.C2" office:value-type="string">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8 hours</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34M55S</meta:editing-duration>
    <meta:editing-cycles>48</meta:editing-cycles>
    <meta:generator>OpenOffice.org/3.3$Win32 OpenOffice.org_project/330m20$Build-9567</meta:generator>
    <dc:date>2012-12-08T00:38:39.46</dc:date>
    <dc:creator>Daniel Muir</dc:creator>
    <meta:document-statistic meta:table-count="1" meta:image-count="0" meta:object-count="0" meta:page-count="4" meta:paragraph-count="99" meta:word-count="890" meta:character-count="5132"/>
    <meta:user-defined meta:name="Info 1"/>
    <meta:user-defined meta:name="Info 2"/>
    <meta:user-defined meta:name="Info 3"/>
    <meta:user-defined meta:name="Info 4"/>
  </office:meta>
</office:document-meta>
</file>